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margin-top="0cm" fo:margin-bottom="0cm" text:enable-numbering="false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22.586cm" svg:height="14.296cm" svg:x="1.775cm" svg:y="5.938cm">
          <draw:text-box>
            <text:p text:style-name="P1"><text:span text:style-name="T1">Alle</text:span> rights reserved. No part of this <text:span text:style-name="T2">documente</text:span> may be reproduced, photocopied, stored on a retrieval system, or transmitted without the <text:span text:style-name="T3">expriss</text:span> written consent of the <text:span text:style-name="T4">publischer</text:span> or the authors.</text:p>
            <text:p text:style-name="P1"/>
            <text:p text:style-name="P2"><text:span text:style-name="T1">Alle</text:span> rights reserved. No part of this <text:span text:style-name="T2">documente</text:span> may be reproduced, photocopied, stored on a retrieval system, or transmitted without the <text:span text:style-name="T3">expriss</text:span> written consent of the <text:span text:style-name="T4">publischer</text:span> or the authors.</text:p>
            <text:p text:style-name="P2"/>
            <text:p text:style-name="P2"><text:span text:style-name="T1">Alle</text:span> rights reserved. No part of this <text:span text:style-name="T2">documente</text:span> may be reproduced, photocopied, stored on a retrieval system, or transmitted without the <text:span text:style-name="T3">expriss</text:span> written consent of the <text:span text:style-name="T4">publischer</text:span> or the authors.</text:p>
            <text:p text:style-name="P2"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0%" draw:end-intensity="0%" draw:angle="0" draw:border="0%"/>
    <draw:hatch draw:name="Hatchinginginginginginginginginginginginginginginginginginginging_20_1" draw:display-name="Hatchinginginginginginginginginginginginginginginginginginginging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edededededededededededededededededededed_20_1" draw:display-name="Dashedededededededededededededededededededed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n" fo:country="US" style:font-family-asian="'Andale WT UI', 'MS Mincho', 'HG Mincho L', 'MS PGothic', 'Arial Unicode MS'" style:font-size-asian="6.80000019073486pt" style:language-asian="zxx" style:country-asian="none" style:font-family-complex="'Simplified Arabic', 'Andale WT UI', 'Arial Unicode MS'" style:font-size-complex="6.80000019073486pt" style:language-complex="zxx" style:country-complex="none"/>
    </style:default-style>
    <style:style style:name="standard" style:family="graphic">
      <style:graphic-properties draw:stroke="solid" draw:stroke-dash="Dashedededededededededededededededededededed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inginginginginginginginginginginginginginginginginginginging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ndale WT UI', 'MS Mincho', 'HG Mincho L', 'MS PGothic', 'Arial Unicode MS'" style:font-size-asian="32pt" style:font-style-asian="normal" style:font-weight-asian="normal" style:font-family-complex="'Simplified Arabic', 'Andale WT UI', 'Arial Unicode MS'" style:font-size-complex="32pt" style:font-style-complex="normal" style:font-weight-complex="normal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Peters</meta:initial-creator>
    <meta:creation-date>1997-11-20T15:27:32</meta:creation-date>
    <dc:date>2003-08-28T14:10:16</dc:date>
    <meta:editing-cycles>0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